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erif" fo:font-size="20pt" fo:language="zxx" fo:country="none" fo:font-weight="bold" officeooo:rsid="00090f4d" officeooo:paragraph-rsid="00090f4d" style:font-size-asian="20pt" style:language-asian="zxx" style:country-asian="none" style:font-weight-asian="bold" style:font-size-complex="20pt" style:language-complex="zxx" style:country-complex="none" style:font-weight-complex="bold"/>
    </style:style>
    <style:style style:name="P2" style:family="paragraph" style:parent-style-name="Standard">
      <style:text-properties fo:font-size="16pt" fo:font-weight="bold" officeooo:rsid="003ed470" officeooo:paragraph-rsid="003ed470" style:font-size-asian="16pt" style:font-weight-asian="bold" style:font-size-complex="16pt" style:font-weight-complex="bold"/>
    </style:style>
    <style:style style:name="P3" style:family="paragraph" style:parent-style-name="Standard">
      <style:text-properties officeooo:rsid="00255b96" officeooo:paragraph-rsid="00255b96"/>
    </style:style>
    <style:style style:name="P4" style:family="paragraph" style:parent-style-name="Standard">
      <style:text-properties style:font-name="Liberation Serif" fo:font-size="14pt" fo:language="zxx" fo:country="none" officeooo:rsid="00255b96" officeooo:paragraph-rsid="003d4dac" style:font-size-asian="14pt" style:language-asian="zxx" style:country-asian="none" style:font-size-complex="14pt" style:language-complex="zxx" style:country-complex="none"/>
    </style:style>
    <style:style style:name="P5" style:family="paragraph" style:parent-style-name="Standard">
      <style:text-properties style:font-name="Liberation Serif" fo:font-size="14pt" fo:language="zxx" fo:country="none" officeooo:rsid="00255b96" officeooo:paragraph-rsid="00255b96" style:font-size-asian="14pt" style:language-asian="zxx" style:country-asian="none" style:font-size-complex="14pt" style:language-complex="zxx" style:country-complex="none"/>
    </style:style>
    <style:style style:name="P6" style:family="paragraph" style:parent-style-name="Standard">
      <style:text-properties officeooo:rsid="0031134b" officeooo:paragraph-rsid="000df4f4"/>
    </style:style>
    <style:style style:name="P7" style:family="paragraph" style:parent-style-name="Standard">
      <style:text-properties officeooo:rsid="0031134b" officeooo:paragraph-rsid="0031134b"/>
    </style:style>
    <style:style style:name="P8" style:family="paragraph" style:parent-style-name="Standard">
      <style:text-properties officeooo:rsid="005d8e9a" officeooo:paragraph-rsid="005d8e9a"/>
    </style:style>
    <style:style style:name="P9" style:family="paragraph" style:parent-style-name="Standard">
      <style:text-properties style:font-name="Liberation Serif" fo:font-size="14pt" fo:language="zxx" fo:country="none" officeooo:rsid="005f1360" officeooo:paragraph-rsid="005f1360" style:font-size-asian="14pt" style:language-asian="zxx" style:country-asian="none" style:font-size-complex="14pt" style:language-complex="zxx" style:country-complex="none"/>
    </style:style>
    <style:style style:name="P10" style:family="paragraph" style:parent-style-name="Standard">
      <style:text-properties officeooo:rsid="005f1360" officeooo:paragraph-rsid="005f1360"/>
    </style:style>
    <style:style style:name="P11" style:family="paragraph" style:parent-style-name="Standard">
      <style:text-properties style:font-name="Liberation Serif" fo:font-size="14pt" fo:language="zxx" fo:country="none" fo:font-weight="bold" officeooo:rsid="003ed470" officeooo:paragraph-rsid="003ed470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12" style:family="paragraph" style:parent-style-name="Standard" style:list-style-name="L1">
      <style:text-properties style:font-name="Liberation Serif" fo:font-size="14pt" fo:language="zxx" fo:country="none" officeooo:rsid="003ed470" officeooo:paragraph-rsid="003ed470" style:font-size-asian="14pt" style:language-asian="zxx" style:country-asian="none" style:font-size-complex="14pt" style:language-complex="zxx" style:country-complex="none"/>
    </style:style>
    <style:style style:name="P13" style:family="paragraph" style:parent-style-name="Standard" style:list-style-name="L1">
      <style:text-properties officeooo:rsid="003ed470" officeooo:paragraph-rsid="003ed470"/>
    </style:style>
    <style:style style:name="P14" style:family="paragraph" style:parent-style-name="Standard" style:list-style-name="L1">
      <style:text-properties style:font-name="Liberation Serif" fo:font-size="14pt" fo:language="zxx" fo:country="none" officeooo:rsid="00407a95" officeooo:paragraph-rsid="00407a95" style:font-size-asian="14pt" style:language-asian="zxx" style:country-asian="none" style:font-size-complex="14pt" style:language-complex="zxx" style:country-complex="none"/>
    </style:style>
    <style:style style:name="P15" style:family="paragraph" style:parent-style-name="Standard" style:list-style-name="L1">
      <style:text-properties style:font-name="Liberation Serif" fo:font-size="14pt" fo:language="zxx" fo:country="none" officeooo:rsid="00412598" officeooo:paragraph-rsid="00412598" style:font-size-asian="14pt" style:language-asian="zxx" style:country-asian="none" style:font-size-complex="14pt" style:language-complex="zxx" style:country-complex="none"/>
    </style:style>
    <style:style style:name="P16" style:family="paragraph" style:parent-style-name="Standard">
      <style:text-properties style:font-name="Liberation Serif" fo:font-size="14pt" fo:language="zxx" fo:country="none" fo:font-weight="bold" officeooo:rsid="00407a95" officeooo:paragraph-rsid="00407a95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17" style:family="paragraph" style:parent-style-name="Standard" style:list-style-name="L2">
      <style:text-properties officeooo:rsid="00407a95" officeooo:paragraph-rsid="00407a95"/>
    </style:style>
    <style:style style:name="P18" style:family="paragraph" style:parent-style-name="Standard" style:list-style-name="L2">
      <style:text-properties style:font-name="Liberation Serif" fo:font-size="14pt" fo:language="zxx" fo:country="none" officeooo:rsid="00407a95" officeooo:paragraph-rsid="00407a95" style:font-size-asian="14pt" style:language-asian="zxx" style:country-asian="none" style:font-size-complex="14pt" style:language-complex="zxx" style:country-complex="none"/>
    </style:style>
    <style:style style:name="P19" style:family="paragraph" style:parent-style-name="Standard" style:list-style-name="L3">
      <style:text-properties style:font-name="Liberation Serif" fo:font-size="14pt" fo:language="zxx" fo:country="none" officeooo:rsid="00407a95" officeooo:paragraph-rsid="00407a95" style:font-size-asian="14pt" style:language-asian="zxx" style:country-asian="none" style:font-size-complex="14pt" style:language-complex="zxx" style:country-complex="none"/>
    </style:style>
    <style:style style:name="P20" style:family="paragraph" style:parent-style-name="Standard" style:list-style-name="L3">
      <style:text-properties style:font-name="Liberation Serif" fo:font-size="14pt" fo:language="zxx" fo:country="none" officeooo:rsid="0041ddc8" officeooo:paragraph-rsid="0041ddc8" style:font-size-asian="14pt" style:language-asian="zxx" style:country-asian="none" style:font-size-complex="14pt" style:language-complex="zxx" style:country-complex="none"/>
    </style:style>
    <style:style style:name="P21" style:family="paragraph" style:parent-style-name="Standard" style:list-style-name="L3">
      <style:text-properties officeooo:rsid="0041ddc8" officeooo:paragraph-rsid="0041ddc8"/>
    </style:style>
    <style:style style:name="P22" style:family="paragraph" style:parent-style-name="Standard">
      <style:text-properties style:font-name="Liberation Serif" fo:font-size="14pt" fo:language="zxx" fo:country="none" fo:font-weight="bold" officeooo:rsid="00439087" officeooo:paragraph-rsid="00439087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23" style:family="paragraph" style:parent-style-name="Standard" style:list-style-name="L4">
      <style:text-properties style:font-name="Liberation Serif" fo:font-size="14pt" fo:language="zxx" fo:country="none" officeooo:rsid="00439087" officeooo:paragraph-rsid="00439087" style:font-size-asian="14pt" style:language-asian="zxx" style:country-asian="none" style:font-size-complex="14pt" style:language-complex="zxx" style:country-complex="none"/>
    </style:style>
    <style:style style:name="P24" style:family="paragraph" style:parent-style-name="Standard">
      <style:text-properties officeooo:rsid="0041ddc8" officeooo:paragraph-rsid="00439087"/>
    </style:style>
    <style:style style:name="P25" style:family="paragraph" style:parent-style-name="Standard">
      <style:text-properties officeooo:paragraph-rsid="000df4f4"/>
    </style:style>
    <style:style style:name="P26" style:family="paragraph" style:parent-style-name="Standard">
      <style:text-properties officeooo:paragraph-rsid="004a1a26"/>
    </style:style>
    <style:style style:name="P27" style:family="paragraph" style:parent-style-name="Standard" style:list-style-name="L5">
      <style:text-properties style:font-name="Liberation Serif" fo:font-size="14pt" fo:language="zxx" fo:country="none" officeooo:rsid="000df4f4" officeooo:paragraph-rsid="000df4f4" style:font-size-asian="14pt" style:language-asian="zxx" style:country-asian="none" style:font-size-complex="14pt" style:language-complex="zxx" style:country-complex="none"/>
    </style:style>
    <style:style style:name="P28" style:family="paragraph" style:parent-style-name="Standard" style:list-style-name="L5">
      <style:text-properties style:font-name="Liberation Serif" fo:font-size="14pt" fo:language="zxx" fo:country="none" officeooo:rsid="000df4f4" officeooo:paragraph-rsid="0017308b" style:font-size-asian="14pt" style:language-asian="zxx" style:country-asian="none" style:font-size-complex="14pt" style:language-complex="zxx" style:country-complex="none"/>
    </style:style>
    <style:style style:name="P29" style:family="paragraph" style:parent-style-name="Standard" style:list-style-name="L5">
      <style:text-properties style:font-name="Liberation Serif" fo:font-size="14pt" fo:language="zxx" fo:country="none" officeooo:rsid="000df4f4" officeooo:paragraph-rsid="001bbccb" style:font-size-asian="14pt" style:language-asian="zxx" style:country-asian="none" style:font-size-complex="14pt" style:language-complex="zxx" style:country-complex="none"/>
    </style:style>
    <style:style style:name="P30" style:family="paragraph" style:parent-style-name="Standard" style:list-style-name="L5">
      <style:text-properties style:font-name="Liberation Serif" fo:font-size="14pt" fo:language="zxx" fo:country="none" officeooo:rsid="004a1a26" officeooo:paragraph-rsid="001bbccb" style:font-size-asian="14pt" style:language-asian="zxx" style:country-asian="none" style:font-size-complex="14pt" style:language-complex="zxx" style:country-complex="none"/>
    </style:style>
    <style:style style:name="P31" style:family="paragraph" style:parent-style-name="Standard">
      <style:text-properties style:font-name="Liberation Serif" fo:font-size="14pt" fo:language="zxx" fo:country="none" officeooo:rsid="004bdf39" officeooo:paragraph-rsid="004bdf39" style:font-size-asian="14pt" style:language-asian="zxx" style:country-asian="none" style:font-size-complex="14pt" style:language-complex="zxx" style:country-complex="none"/>
    </style:style>
    <style:style style:name="P32" style:family="paragraph" style:parent-style-name="Standard" style:list-style-name="L5">
      <style:text-properties style:font-name="Liberation Serif" fo:font-size="14pt" fo:language="zxx" fo:country="none" officeooo:rsid="000df4f4" officeooo:paragraph-rsid="004bdf39" style:font-size-asian="14pt" style:language-asian="zxx" style:country-asian="none" style:font-size-complex="14pt" style:language-complex="zxx" style:country-complex="none"/>
    </style:style>
    <style:style style:name="P33" style:family="paragraph" style:parent-style-name="Standard" style:list-style-name="L5">
      <style:text-properties style:font-name="Liberation Serif" fo:font-size="14pt" fo:language="zxx" fo:country="none" officeooo:rsid="000ed64f" officeooo:paragraph-rsid="004bdf39" style:font-size-asian="14pt" style:language-asian="zxx" style:country-asian="none" style:font-size-complex="14pt" style:language-complex="zxx" style:country-complex="none"/>
    </style:style>
    <style:style style:name="P34" style:family="paragraph" style:parent-style-name="Standard">
      <style:text-properties officeooo:rsid="004bdf39" officeooo:paragraph-rsid="004bdf39"/>
    </style:style>
    <style:style style:name="P35" style:family="paragraph" style:parent-style-name="Standard">
      <style:text-properties officeooo:paragraph-rsid="004bdf39"/>
    </style:style>
    <style:style style:name="P36" style:family="paragraph" style:parent-style-name="Standard">
      <style:text-properties style:font-name="Liberation Serif" fo:font-size="14pt" fo:language="zxx" fo:country="none" officeooo:rsid="00090f4d" officeooo:paragraph-rsid="00090f4d" style:font-size-asian="14pt" style:language-asian="zxx" style:country-asian="none" style:font-size-complex="14pt" style:language-complex="zxx" style:country-complex="none"/>
    </style:style>
    <style:style style:name="P37" style:family="paragraph" style:parent-style-name="Standard">
      <style:text-properties style:font-name="Liberation Serif" fo:font-size="14pt" fo:language="zxx" fo:country="none" officeooo:rsid="00090f4d" officeooo:paragraph-rsid="002a209e" style:font-size-asian="14pt" style:language-asian="zxx" style:country-asian="none" style:font-size-complex="14pt" style:language-complex="zxx" style:country-complex="none"/>
    </style:style>
    <style:style style:name="P38" style:family="paragraph" style:parent-style-name="Standard" style:list-style-name="L6">
      <style:text-properties style:font-name="Liberation Serif" fo:font-size="14pt" fo:language="zxx" fo:country="none" officeooo:rsid="001425dc" officeooo:paragraph-rsid="002a209e" style:font-size-asian="14pt" style:language-asian="zxx" style:country-asian="none" style:font-size-complex="14pt" style:language-complex="zxx" style:country-complex="none"/>
    </style:style>
    <style:style style:name="P39" style:family="paragraph" style:parent-style-name="Standard">
      <style:text-properties style:font-name="Liberation Serif" fo:font-size="14pt" fo:language="zxx" fo:country="none" officeooo:rsid="00090f4d" officeooo:paragraph-rsid="004dba5d" style:font-size-asian="14pt" style:language-asian="zxx" style:country-asian="none" style:font-size-complex="14pt" style:language-complex="zxx" style:country-complex="none"/>
    </style:style>
    <style:style style:name="P40" style:family="paragraph" style:parent-style-name="Standard" style:list-style-name="L7">
      <style:text-properties style:font-name="Liberation Serif" fo:font-size="14pt" fo:language="zxx" fo:country="none" officeooo:rsid="00090f4d" officeooo:paragraph-rsid="0011e0d7" style:font-size-asian="14pt" style:language-asian="zxx" style:country-asian="none" style:font-size-complex="14pt" style:language-complex="zxx" style:country-complex="none"/>
    </style:style>
    <style:style style:name="P41" style:family="paragraph" style:parent-style-name="Standard">
      <style:text-properties style:font-name="Liberation Serif" fo:font-size="14pt" fo:language="zxx" fo:country="none" officeooo:rsid="004dba5d" officeooo:paragraph-rsid="004dba5d" style:font-size-asian="14pt" style:language-asian="zxx" style:country-asian="none" style:font-size-complex="14pt" style:language-complex="zxx" style:country-complex="none"/>
    </style:style>
    <style:style style:name="P42" style:family="paragraph" style:parent-style-name="Standard">
      <style:text-properties style:font-name="Liberation Serif" fo:font-size="14pt" fo:language="zxx" fo:country="none" officeooo:rsid="000adc34" officeooo:paragraph-rsid="002d94c1" style:font-size-asian="14pt" style:language-asian="zxx" style:country-asian="none" style:font-size-complex="14pt" style:language-complex="zxx" style:country-complex="none"/>
    </style:style>
    <style:style style:name="P43" style:family="paragraph" style:parent-style-name="Standard" style:list-style-name="L8">
      <style:text-properties style:font-name="Liberation Serif" fo:font-size="14pt" fo:language="zxx" fo:country="none" officeooo:rsid="000adc34" officeooo:paragraph-rsid="002d94c1" style:font-size-asian="14pt" style:language-asian="zxx" style:country-asian="none" style:font-size-complex="14pt" style:language-complex="zxx" style:country-complex="none"/>
    </style:style>
    <style:style style:name="P44" style:family="paragraph" style:parent-style-name="Standard">
      <style:text-properties style:font-name="Liberation Serif" fo:font-size="14pt" fo:language="zxx" fo:country="none" officeooo:rsid="004f7adc" officeooo:paragraph-rsid="004f7adc" style:font-size-asian="14pt" style:language-asian="zxx" style:country-asian="none" style:font-size-complex="14pt" style:language-complex="zxx" style:country-complex="none"/>
    </style:style>
    <style:style style:name="P45" style:family="paragraph" style:parent-style-name="Standard" style:list-style-name="L8">
      <style:text-properties style:font-name="Liberation Serif" fo:font-size="14pt" fo:language="zxx" fo:country="none" officeooo:rsid="0018aa77" officeooo:paragraph-rsid="002d94c1" style:font-size-asian="14pt" style:language-asian="zxx" style:country-asian="none" style:font-size-complex="14pt" style:language-complex="zxx" style:country-complex="none"/>
    </style:style>
    <style:style style:name="P46" style:family="paragraph" style:parent-style-name="Standard" style:list-style-name="L8">
      <style:text-properties style:font-name="Liberation Serif" fo:font-size="14pt" fo:language="zxx" fo:country="none" officeooo:rsid="001a7f95" officeooo:paragraph-rsid="002d94c1" style:font-size-asian="14pt" style:language-asian="zxx" style:country-asian="none" style:font-size-complex="14pt" style:language-complex="zxx" style:country-complex="none"/>
    </style:style>
    <style:style style:name="P47" style:family="paragraph" style:parent-style-name="Standard">
      <style:text-properties style:font-name="Liberation Serif" fo:font-size="14pt" fo:language="zxx" fo:country="none" officeooo:rsid="000adc34" officeooo:paragraph-rsid="000adc34" style:font-size-asian="14pt" style:language-asian="zxx" style:country-asian="none" style:font-size-complex="14pt" style:language-complex="zxx" style:country-complex="none"/>
    </style:style>
    <style:style style:name="P48" style:family="paragraph" style:parent-style-name="Standard" style:list-style-name="L9">
      <style:text-properties style:font-name="Liberation Serif" fo:font-size="14pt" fo:language="zxx" fo:country="none" officeooo:rsid="000adc34" officeooo:paragraph-rsid="000adc34" style:font-size-asian="14pt" style:language-asian="zxx" style:country-asian="none" style:font-size-complex="14pt" style:language-complex="zxx" style:country-complex="none"/>
    </style:style>
    <style:style style:name="P49" style:family="paragraph" style:parent-style-name="Standard" style:list-style-name="L9">
      <style:text-properties style:font-name="Liberation Serif" fo:font-size="14pt" fo:language="zxx" fo:country="none" officeooo:rsid="0013c383" officeooo:paragraph-rsid="0013c383" style:font-size-asian="14pt" style:language-asian="zxx" style:country-asian="none" style:font-size-complex="14pt" style:language-complex="zxx" style:country-complex="none"/>
    </style:style>
    <style:style style:name="P50" style:family="paragraph" style:parent-style-name="Standard" style:list-style-name="L10">
      <style:text-properties style:font-name="Liberation Serif" fo:font-size="14pt" fo:language="zxx" fo:country="none" officeooo:rsid="000adc34" officeooo:paragraph-rsid="000adc34" style:font-size-asian="14pt" style:language-asian="zxx" style:country-asian="none" style:font-size-complex="14pt" style:language-complex="zxx" style:country-complex="none"/>
    </style:style>
    <style:style style:name="P51" style:family="paragraph" style:parent-style-name="Standard" style:list-style-name="L10">
      <style:text-properties style:font-name="Liberation Serif" fo:font-size="14pt" fo:language="zxx" fo:country="none" officeooo:rsid="00154972" officeooo:paragraph-rsid="00154972" style:font-size-asian="14pt" style:language-asian="zxx" style:country-asian="none" style:font-size-complex="14pt" style:language-complex="zxx" style:country-complex="none"/>
    </style:style>
    <style:style style:name="P52" style:family="paragraph" style:parent-style-name="Standard">
      <style:text-properties style:font-name="Liberation Serif" fo:font-size="14pt" fo:language="zxx" fo:country="none" officeooo:rsid="000b2f5d" officeooo:paragraph-rsid="000adc34" style:font-size-asian="14pt" style:language-asian="zxx" style:country-asian="none" style:font-size-complex="14pt" style:language-complex="zxx" style:country-complex="none"/>
    </style:style>
    <style:style style:name="P53" style:family="paragraph" style:parent-style-name="Standard">
      <style:text-properties style:font-name="Liberation Serif" fo:font-size="14pt" fo:language="zxx" fo:country="none" officeooo:rsid="000b2f5d" officeooo:paragraph-rsid="000b2f5d" style:font-size-asian="14pt" style:language-asian="zxx" style:country-asian="none" style:font-size-complex="14pt" style:language-complex="zxx" style:country-complex="none"/>
    </style:style>
    <style:style style:name="P54" style:family="paragraph" style:parent-style-name="Standard" style:list-style-name="L11">
      <style:text-properties style:font-name="Liberation Serif" fo:font-size="14pt" fo:language="zxx" fo:country="none" officeooo:rsid="000b2f5d" officeooo:paragraph-rsid="000b2f5d" style:font-size-asian="14pt" style:language-asian="zxx" style:country-asian="none" style:font-size-complex="14pt" style:language-complex="zxx" style:country-complex="none"/>
    </style:style>
    <style:style style:name="P55" style:family="paragraph" style:parent-style-name="Standard">
      <style:text-properties style:font-name="Liberation Serif" fo:font-size="14pt" fo:language="zxx" fo:country="none" officeooo:rsid="00564ecd" officeooo:paragraph-rsid="00572703" style:font-size-asian="14pt" style:language-asian="zxx" style:country-asian="none" style:font-size-complex="14pt" style:language-complex="zxx" style:country-complex="none"/>
    </style:style>
    <style:style style:name="P56" style:family="paragraph" style:parent-style-name="Standard">
      <style:text-properties style:font-name="Liberation Serif" fo:font-size="14pt" fo:language="zxx" fo:country="none" fo:font-style="normal" officeooo:rsid="00564ecd" officeooo:paragraph-rsid="00572703" style:font-size-asian="14pt" style:language-asian="zxx" style:country-asian="none" style:font-style-asian="normal" style:font-size-complex="14pt" style:language-complex="zxx" style:country-complex="none" style:font-style-complex="normal"/>
    </style:style>
    <style:style style:name="P57" style:family="paragraph" style:parent-style-name="Standard">
      <style:text-properties style:font-name="Liberation Serif" fo:font-size="14pt" fo:language="zxx" fo:country="none" officeooo:rsid="0051263e" officeooo:paragraph-rsid="0051263e" style:font-size-asian="14pt" style:language-asian="zxx" style:country-asian="none" style:font-size-complex="14pt" style:language-complex="zxx" style:country-complex="none"/>
    </style:style>
    <style:style style:name="P58" style:family="paragraph" style:parent-style-name="Standard" style:list-style-name="L5">
      <style:text-properties style:font-name="Liberation Serif" fo:font-size="14pt" fo:language="zxx" fo:country="none" fo:font-weight="normal" officeooo:rsid="000df4f4" officeooo:paragraph-rsid="0051263e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59" style:family="paragraph" style:parent-style-name="Standard">
      <style:text-properties style:font-name="Liberation Serif" fo:font-size="14pt" fo:language="zxx" fo:country="none" officeooo:rsid="00523f75" officeooo:paragraph-rsid="00523f75" style:font-size-asian="14pt" style:language-asian="zxx" style:country-asian="none" style:font-size-complex="14pt" style:language-complex="zxx" style:country-complex="none"/>
    </style:style>
    <style:style style:name="P60" style:family="paragraph" style:parent-style-name="Standard">
      <style:text-properties style:font-name="Liberation Serif" fo:font-size="14pt" fo:language="zxx" fo:country="none" officeooo:rsid="005371bb" officeooo:paragraph-rsid="005371bb" style:font-size-asian="14pt" style:language-asian="zxx" style:country-asian="none" style:font-size-complex="14pt" style:language-complex="zxx" style:country-complex="none"/>
    </style:style>
    <style:style style:name="P61" style:family="paragraph" style:parent-style-name="Standard">
      <style:text-properties style:font-name="Liberation Serif" fo:font-size="14pt" fo:language="zxx" fo:country="none" fo:font-style="normal" fo:font-weight="normal" officeooo:rsid="005371bb" officeooo:paragraph-rsid="005371bb" style:font-size-asian="14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62" style:family="paragraph" style:parent-style-name="Standard" style:list-style-name="L12">
      <style:text-properties style:font-name="Liberation Serif" fo:font-size="14pt" fo:language="zxx" fo:country="none" fo:font-style="italic" fo:font-weight="normal" officeooo:rsid="005371bb" officeooo:paragraph-rsid="005371bb" style:font-size-asian="14pt" style:language-asian="zxx" style:country-asian="none" style:font-style-asian="italic" style:font-weight-asian="normal" style:font-size-complex="14pt" style:language-complex="zxx" style:country-complex="none" style:font-style-complex="italic" style:font-weight-complex="normal"/>
    </style:style>
    <style:style style:name="P63" style:family="paragraph" style:parent-style-name="Standard" style:list-style-name="L13">
      <style:text-properties style:font-name="Liberation Serif" fo:font-size="14pt" fo:language="zxx" fo:country="none" fo:font-style="italic" officeooo:rsid="000b2f5d" officeooo:paragraph-rsid="005371bb" style:font-size-asian="14pt" style:language-asian="zxx" style:country-asian="none" style:font-style-asian="italic" style:font-size-complex="14pt" style:language-complex="zxx" style:country-complex="none" style:font-style-complex="italic"/>
    </style:style>
    <style:style style:name="P64" style:family="paragraph" style:parent-style-name="Standard">
      <style:text-properties style:font-name="Liberation Serif" fo:font-size="14pt" fo:language="zxx" fo:country="none" officeooo:rsid="00547237" officeooo:paragraph-rsid="00547237" style:font-size-asian="14pt" style:language-asian="zxx" style:country-asian="none" style:font-size-complex="14pt" style:language-complex="zxx" style:country-complex="none"/>
    </style:style>
    <style:style style:name="P65" style:family="paragraph" style:parent-style-name="Standard" style:list-style-name="L13">
      <style:text-properties style:font-name="Liberation Serif" fo:font-size="14pt" fo:language="zxx" fo:country="none" officeooo:rsid="001dae28" officeooo:paragraph-rsid="001dae28" style:font-size-asian="14pt" style:language-asian="zxx" style:country-asian="none" style:font-size-complex="14pt" style:language-complex="zxx" style:country-complex="none"/>
    </style:style>
    <style:style style:name="P66" style:family="paragraph" style:parent-style-name="Standard" style:list-style-name="L13">
      <style:text-properties style:font-name="Liberation Serif" fo:font-size="14pt" fo:language="zxx" fo:country="none" fo:font-style="normal" officeooo:rsid="00547237" officeooo:paragraph-rsid="00547237" style:font-size-asian="14pt" style:language-asian="zxx" style:country-asian="none" style:font-style-asian="normal" style:font-size-complex="14pt" style:language-complex="zxx" style:country-complex="none" style:font-style-complex="normal"/>
    </style:style>
    <style:style style:name="P67" style:family="paragraph" style:parent-style-name="Standard" style:list-style-name="L14">
      <style:text-properties style:font-name="Liberation Serif" fo:font-size="14pt" fo:language="zxx" fo:country="none" officeooo:rsid="000b2f5d" officeooo:paragraph-rsid="00564ecd" style:font-size-asian="14pt" style:language-asian="zxx" style:country-asian="none" style:font-size-complex="14pt" style:language-complex="zxx" style:country-complex="none"/>
    </style:style>
    <style:style style:name="P68" style:family="paragraph" style:parent-style-name="Standard">
      <style:text-properties style:font-name="Liberation Serif" fo:font-size="14pt" fo:language="zxx" fo:country="none" officeooo:rsid="00564ecd" officeooo:paragraph-rsid="00564ecd" style:font-size-asian="14pt" style:language-asian="zxx" style:country-asian="none" style:font-size-complex="14pt" style:language-complex="zxx" style:country-complex="none"/>
    </style:style>
    <style:style style:name="T1" style:family="text">
      <style:text-properties officeooo:rsid="0062814a"/>
    </style:style>
    <style:style style:name="T2" style:family="text">
      <style:text-properties officeooo:rsid="000c0579"/>
    </style:style>
    <style:style style:name="T3" style:family="text">
      <style:text-properties officeooo:rsid="0026e25c"/>
    </style:style>
    <style:style style:name="T4" style:family="text">
      <style:text-properties officeooo:rsid="003d4dac"/>
    </style:style>
    <style:style style:name="T5" style:family="text">
      <style:text-properties style:font-name="Liberation Serif" fo:language="zxx" fo:country="none" officeooo:rsid="00090f4d" style:language-asian="zxx" style:country-asian="none" style:language-complex="zxx" style:country-complex="none"/>
    </style:style>
    <style:style style:name="T6" style:family="text">
      <style:text-properties style:font-name="Liberation Serif" fo:language="zxx" fo:country="none" style:language-asian="zxx" style:country-asian="none" style:language-complex="zxx" style:country-complex="none"/>
    </style:style>
    <style:style style:name="T7" style:family="text">
      <style:text-properties style:font-name="Liberation Serif" fo:language="zxx" fo:country="none" officeooo:rsid="0059d2f4" style:language-asian="zxx" style:country-asian="none" style:language-complex="zxx" style:country-complex="none"/>
    </style:style>
    <style:style style:name="T8" style:family="text">
      <style:text-properties style:font-name="Liberation Serif" fo:font-size="14pt" fo:language="zxx" fo:country="none" officeooo:rsid="00090f4d" style:font-size-asian="14pt" style:language-asian="zxx" style:country-asian="none" style:font-size-complex="14pt" style:language-complex="zxx" style:country-complex="none"/>
    </style:style>
    <style:style style:name="T9" style:family="text">
      <style:text-properties style:font-name="Liberation Serif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10" style:family="text">
      <style:text-properties officeooo:rsid="0039e781"/>
    </style:style>
    <style:style style:name="T11" style:family="text">
      <style:text-properties style:font-name="Liberation Serif" fo:font-size="14pt" fo:language="zxx" fo:country="none" officeooo:rsid="005b0241" style:font-size-asian="14pt" style:language-asian="zxx" style:country-asian="none" style:font-size-complex="14pt" style:language-complex="zxx" style:country-complex="none"/>
    </style:style>
    <style:style style:name="T12" style:family="text">
      <style:text-properties style:font-name="Liberation Serif" fo:font-size="14pt" fo:language="zxx" fo:country="none" officeooo:rsid="005bef56" style:font-size-asian="14pt" style:language-asian="zxx" style:country-asian="none" style:font-size-complex="14pt" style:language-complex="zxx" style:country-complex="none"/>
    </style:style>
    <style:style style:name="T13" style:family="text">
      <style:text-properties style:font-name="Liberation Serif" fo:font-size="14pt" fo:language="zxx" fo:country="none" officeooo:rsid="005ed71f" style:font-size-asian="14pt" style:language-asian="zxx" style:country-asian="none" style:font-size-complex="14pt" style:language-complex="zxx" style:country-complex="none"/>
    </style:style>
    <style:style style:name="T14" style:family="text">
      <style:text-properties officeooo:rsid="005ff37c"/>
    </style:style>
    <style:style style:name="T15" style:family="text">
      <style:text-properties officeooo:rsid="00612132"/>
    </style:style>
    <style:style style:name="T16" style:family="text">
      <style:text-properties style:font-name="Liberation Serif" fo:font-size="14pt" fo:language="zxx" fo:country="none" officeooo:rsid="0036749c" style:font-size-asian="14pt" style:language-asian="zxx" style:country-asian="none" style:font-size-complex="14pt" style:language-complex="zxx" style:country-complex="none"/>
    </style:style>
    <style:style style:name="T17" style:family="text">
      <style:text-properties style:font-name="Liberation Serif" fo:font-size="14pt" fo:language="zxx" fo:country="none" officeooo:rsid="00414b8b" style:font-size-asian="14pt" style:language-asian="zxx" style:country-asian="none" style:font-size-complex="14pt" style:language-complex="zxx" style:country-complex="none"/>
    </style:style>
    <style:style style:name="T18" style:family="text">
      <style:text-properties fo:font-style="italic" fo:font-weight="bold" style:font-style-asian="italic" style:font-weight-asian="bold" style:font-style-complex="italic" style:font-weight-complex="bold"/>
    </style:style>
    <style:style style:name="T19" style:family="text">
      <style:text-properties style:font-name="Liberation Serif" fo:font-size="14pt" fo:language="zxx" fo:country="none" officeooo:rsid="003ed470" style:font-size-asian="14pt" style:language-asian="zxx" style:country-asian="none" style:font-size-complex="14pt" style:language-complex="zxx" style:country-complex="none"/>
    </style:style>
    <style:style style:name="T20" style:family="text">
      <style:text-properties style:font-name="Liberation Serif" fo:font-size="14pt" fo:language="zxx" fo:country="none" officeooo:rsid="004a1a26" style:font-size-asian="14pt" style:language-asian="zxx" style:country-asian="none" style:font-size-complex="14pt" style:language-complex="zxx" style:country-complex="none"/>
    </style:style>
    <style:style style:name="T21" style:family="text">
      <style:text-properties style:font-name="Liberation Serif" fo:font-size="14pt" fo:language="zxx" fo:country="none" fo:font-weight="bold" officeooo:rsid="004c36a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T22" style:family="text">
      <style:text-properties style:font-name="Liberation Serif" fo:font-size="14pt" fo:language="zxx" fo:country="none" fo:font-weight="bold" officeooo:rsid="004a1a26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T23" style:family="text">
      <style:text-properties style:font-name="Liberation Serif" fo:font-size="14pt" fo:language="zxx" fo:country="none" fo:font-weight="bold" officeooo:rsid="00090f4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T24" style:family="text">
      <style:text-properties officeooo:rsid="004a1a26"/>
    </style:style>
    <style:style style:name="T25" style:family="text">
      <style:text-properties officeooo:rsid="005e9e66"/>
    </style:style>
    <style:style style:name="T26" style:family="text">
      <style:text-properties officeooo:rsid="000ed64f"/>
    </style:style>
    <style:style style:name="T27" style:family="text">
      <style:text-properties officeooo:rsid="004bdf39"/>
    </style:style>
    <style:style style:name="T28" style:family="text">
      <style:text-properties officeooo:rsid="0039064a"/>
    </style:style>
    <style:style style:name="T29" style:family="text">
      <style:text-properties style:font-name="Liberation Serif" fo:font-size="14pt" fo:language="zxx" fo:country="none" officeooo:rsid="000ed64f" style:font-size-asian="14pt" style:language-asian="zxx" style:country-asian="none" style:font-size-complex="14pt" style:language-complex="zxx" style:country-complex="none"/>
    </style:style>
    <style:style style:name="T30" style:family="text">
      <style:text-properties style:font-name="Liberation Serif" fo:font-size="14pt" fo:language="zxx" fo:country="none" officeooo:rsid="004bdf39" style:font-size-asian="14pt" style:language-asian="zxx" style:country-asian="none" style:font-size-complex="14pt" style:language-complex="zxx" style:country-complex="none"/>
    </style:style>
    <style:style style:name="T31" style:family="text">
      <style:text-properties style:font-name="Liberation Serif" fo:font-size="14pt" fo:language="zxx" fo:country="none" officeooo:rsid="0026e25c" style:font-size-asian="14pt" style:language-asian="zxx" style:country-asian="none" style:font-size-complex="14pt" style:language-complex="zxx" style:country-complex="none"/>
    </style:style>
    <style:style style:name="T32" style:family="text">
      <style:text-properties style:font-name="Liberation Serif" fo:font-size="14pt" fo:language="zxx" fo:country="none" officeooo:rsid="0010a4f6" style:font-size-asian="14pt" style:language-asian="zxx" style:country-asian="none" style:font-size-complex="14pt" style:language-complex="zxx" style:country-complex="none"/>
    </style:style>
    <style:style style:name="T33" style:family="text">
      <style:text-properties style:font-name="Liberation Serif" fo:font-size="14pt" fo:language="zxx" fo:country="none" officeooo:rsid="000f8756" style:font-size-asian="14pt" style:language-asian="zxx" style:country-asian="none" style:font-size-complex="14pt" style:language-complex="zxx" style:country-complex="none"/>
    </style:style>
    <style:style style:name="T34" style:family="text">
      <style:text-properties officeooo:rsid="00557bad"/>
    </style:style>
    <style:style style:name="T35" style:family="text">
      <style:text-properties fo:font-weight="bold" officeooo:rsid="00557bad" style:font-weight-asian="bold" style:font-weight-complex="bold"/>
    </style:style>
    <style:style style:name="T36" style:family="text">
      <style:text-properties fo:font-weight="bold" officeooo:rsid="000adc34" style:font-weight-asian="bold" style:font-weight-complex="bold"/>
    </style:style>
    <style:style style:name="T37" style:family="text">
      <style:text-properties officeooo:rsid="000adc34"/>
    </style:style>
    <style:style style:name="T38" style:family="text">
      <style:text-properties officeooo:rsid="001425dc"/>
    </style:style>
    <style:style style:name="T39" style:family="text">
      <style:text-properties fo:font-style="italic" officeooo:rsid="001425dc" style:font-style-asian="italic" style:font-style-complex="italic"/>
    </style:style>
    <style:style style:name="T40" style:family="text">
      <style:text-properties fo:font-style="italic" officeooo:rsid="002bd8bb" style:font-style-asian="italic" style:font-style-complex="italic"/>
    </style:style>
    <style:style style:name="T41" style:family="text">
      <style:text-properties fo:font-style="italic" officeooo:rsid="00557bad" style:font-style-asian="italic" style:font-style-complex="italic"/>
    </style:style>
    <style:style style:name="T42" style:family="text">
      <style:text-properties fo:font-style="normal" officeooo:rsid="001425dc" style:font-style-asian="normal" style:font-style-complex="normal"/>
    </style:style>
    <style:style style:name="T43" style:family="text">
      <style:text-properties officeooo:rsid="004dba5d"/>
    </style:style>
    <style:style style:name="T44" style:family="text">
      <style:text-properties fo:font-weight="bold" officeooo:rsid="004dba5d" style:font-weight-asian="bold" style:font-weight-complex="bold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style="italic" officeooo:rsid="0011e0d7" style:font-style-asian="italic" style:font-style-complex="italic"/>
    </style:style>
    <style:style style:name="T47" style:family="text">
      <style:text-properties officeooo:rsid="004f7adc"/>
    </style:style>
    <style:style style:name="T48" style:family="text">
      <style:text-properties fo:font-weight="bold" officeooo:rsid="004f7adc" style:font-weight-asian="bold" style:font-weight-complex="bold"/>
    </style:style>
    <style:style style:name="T49" style:family="text">
      <style:text-properties officeooo:rsid="0016f160"/>
    </style:style>
    <style:style style:name="T50" style:family="text">
      <style:text-properties fo:font-style="italic" style:font-style-asian="italic" style:font-style-complex="italic"/>
    </style:style>
    <style:style style:name="T51" style:family="text">
      <style:text-properties fo:font-style="normal" style:font-style-asian="normal" style:font-style-complex="normal"/>
    </style:style>
    <style:style style:name="T52" style:family="text">
      <style:text-properties officeooo:rsid="004c36ad"/>
    </style:style>
    <style:style style:name="T53" style:family="text">
      <style:text-properties fo:font-weight="bold" officeooo:rsid="004c36ad" style:font-weight-asian="bold" style:font-weight-complex="bold"/>
    </style:style>
    <style:style style:name="T54" style:family="text">
      <style:text-properties officeooo:rsid="0013c383"/>
    </style:style>
    <style:style style:name="T55" style:family="text">
      <style:text-properties fo:font-style="italic" officeooo:rsid="0013c383" style:font-style-asian="italic" style:font-style-complex="italic"/>
    </style:style>
    <style:style style:name="T56" style:family="text">
      <style:text-properties fo:font-style="italic" officeooo:rsid="004d958c" style:font-style-asian="italic" style:font-style-complex="italic"/>
    </style:style>
    <style:style style:name="T57" style:family="text">
      <style:text-properties officeooo:rsid="004d958c"/>
    </style:style>
    <style:style style:name="T58" style:family="text">
      <style:text-properties officeooo:rsid="004c333c"/>
    </style:style>
    <style:style style:name="T59" style:family="text">
      <style:text-properties fo:font-weight="bold" officeooo:rsid="004c333c" style:font-weight-asian="bold" style:font-weight-complex="bold"/>
    </style:style>
    <style:style style:name="T60" style:family="text">
      <style:text-properties officeooo:rsid="00154972"/>
    </style:style>
    <style:style style:name="T61" style:family="text">
      <style:text-properties officeooo:rsid="0056da28"/>
    </style:style>
    <style:style style:name="T62" style:family="text">
      <style:text-properties fo:font-weight="bold" officeooo:rsid="0056da28" style:font-weight-asian="bold" style:font-weight-complex="bold"/>
    </style:style>
    <style:style style:name="T63" style:family="text">
      <style:text-properties officeooo:rsid="001d7d36"/>
    </style:style>
    <style:style style:name="T64" style:family="text">
      <style:text-properties fo:font-weight="normal" style:font-weight-asian="normal" style:font-weight-complex="normal"/>
    </style:style>
    <style:style style:name="T6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7" style:family="text">
      <style:text-properties fo:font-style="normal" fo:font-weight="bold" style:font-style-asian="normal" style:font-weight-asian="bold" style:font-style-complex="normal" style:font-weight-complex="bold"/>
    </style:style>
    <style:style style:name="T68" style:family="text">
      <style:text-properties officeooo:rsid="005e6013"/>
    </style:style>
    <style:style style:name="T69" style:family="text">
      <style:text-properties officeooo:rsid="000b2f5d"/>
    </style:style>
    <style:style style:name="T70" style:family="text">
      <style:text-properties officeooo:rsid="00547237"/>
    </style:style>
    <style:style style:name="T71" style:family="text">
      <style:text-properties officeooo:rsid="005ee83d"/>
    </style:style>
    <style:style style:name="T72" style:family="text">
      <style:text-properties officeooo:rsid="00564ecd"/>
    </style:style>
    <style:style style:name="T73" style:family="text">
      <style:text-properties fo:font-weight="bold" officeooo:rsid="00564ecd" style:font-weight-asian="bold" style:font-weight-complex="bold"/>
    </style:style>
    <style:style style:name="T74" style:family="text">
      <style:text-properties officeooo:rsid="001dd698"/>
    </style:style>
    <style:style style:name="T75" style:family="text">
      <style:text-properties officeooo:rsid="0057a30b"/>
    </style:style>
    <style:style style:name="T76" style:family="text">
      <style:text-properties fo:font-weight="bold" officeooo:rsid="0057a30b" style:font-weight-asian="bold" style:font-weight-complex="bold"/>
    </style:style>
    <style:style style:name="T77" style:family="text">
      <style:text-properties officeooo:rsid="0021de6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Guida</text:span> Esame PD <text:span text:style-name="T2">(</text:span><text:span text:style-name="T3">esempio </text:span><text:span text:style-name="T4">Oggetti Smarriti</text:span><text:span text:style-name="T2">)</text:span></text:p>
      <text:p text:style-name="P2"><text:span text:style-name="T5">O</text:span><text:span text:style-name="T6">rdine </text:span><text:span text:style-name="T7">in cui scrivere </text:span><text:span text:style-name="T6">le classi allo scritto </text:span><text:span text:style-name="T7">(indicato anche sul foglio)</text:span><text:span text:style-name="T6">:</text:span></text:p>
      <text:p text:style-name="P3"><text:span text:style-name="T8">E</text:span><text:span text:style-name="T9">ntità, Interfacce, DB Producer, DB Populator, EJB, Client EJB</text:span></text:p>
      <text:p text:style-name="P4">JMS: MDB <text:span text:style-name="T10">(messageWrapper, notification </text:span><text:span text:style-name="T4">e poi </text:span><text:span text:style-name="T10">bean effettivo)</text:span>, Client</text:p>
      <text:p text:style-name="P5">Web Services: Client</text:p>
      <text:p text:style-name="P6"><text:span text:style-name="T8"/></text:p>
      <text:p text:style-name="P2"><text:span text:style-name="T5">C</text:span><text:span text:style-name="T6">reazione dei progetti su NetBeans:</text:span></text:p>
      <text:p text:style-name="P7"><text:span text:style-name="T8">4 </text:span><text:span text:style-name="T9">progetti: server, client con main semplice e main per i messaggi, server con web services e client con web services. </text:span><text:span text:style-name="T11">Sono tutti progetti 'Java with Ant': nello specifico, lato server </text:span><text:span text:style-name="T12">si tratta di EJB Module nella sottocartella 'Java Enterprise', mentre lato client è direttamente in Ant e si chiama 'Java Application'.</text:span></text:p>
      <text:p text:style-name="P8"><text:span text:style-name="T12">N</text:span><text:span text:style-name="T9">el caso di fallimenti sul clean and build o sul deploy, aprire il task manager ed uccidere il thread JavaSE più pesante, </text:span><text:span text:style-name="T13">potrebbe essere una delle cause</text:span><text:span text:style-name="T9">.</text:span></text:p>
      <text:p text:style-name="P9">GlassFish è su localhost:4848, <text:span text:style-name="T14">in 'Applications' ci sono i bean attualmente deployati, </text:span><text:span text:style-name="T15">potrebbe essere necessario fare undeploy da lì per evitare conflitti con vecchie versioni o quando si vuole testare un web service dopo aver usato server normale</text:span><text:span text:style-name="T14">.</text:span></text:p>
      <text:p text:style-name="P10"><text:span text:style-name="T9"/></text:p>
      <text:p text:style-name="P11">OggettiEJB:</text:p>
      <text:list text:style-name="L1">
        <text:list-item>
          <text:p text:style-name="P12">package database per populator e producer;</text:p>
        </text:list-item>
        <text:list-item>
          <text:p text:style-name="P12">package jms per bean, notification e wrapper;</text:p>
        </text:list-item>
        <text:list-item>
          <text:p text:style-name="P12">package server con entity, EJB ed interceptor;</text:p>
        </text:list-item>
        <text:list-item>
          <text:p text:style-name="P13"><text:span text:style-name="T9">Properties -&gt; Libraries -&gt; Add JAR/Folder -&gt; </text:span><text:span text:style-name="T16">javaee-api-7.0.jar</text:span></text:p>
        </text:list-item>
        <text:list-item>
          <text:p text:style-name="P12">La dipendenza da OggettiClient viene inserita in automatico quando si crea l'ejb e si spunta la casella interfaccia remota</text:p>
        </text:list-item>
        <text:list-item>
          <text:p text:style-name="P14">in persistence.xml bisogna mettere come nome 'EsamePU', come data source 'jdbc/EsameDS' e come generation strategy 'drop and create'</text:p>
        </text:list-item>
        <text:list-item>
          <text:p text:style-name="P15">nel file beans.xml bisogna cambiare il valore di 'bean-discovery-mode' da "annotated" a "all"</text:p>
        </text:list-item>
      </text:list>
      <text:p text:style-name="P16">OggettiClient:</text:p>
      <text:list text:style-name="L2">
        <text:list-item>
          <text:p text:style-name="P17"><text:span text:style-name="T9">package meta-inf creato in automatico quando si crea il file persistence.xml </text:span><text:span text:style-name="T17">(stessa struttura di sopra)</text:span><text:span text:style-name="T9">;</text:span></text:p>
        </text:list-item>
        <text:list-item>
          <text:p text:style-name="P18">package jms in cui si copia il Wrapper e si scrive il main per i messaggi;</text:p>
        </text:list-item>
        <text:list-item>
          <text:p text:style-name="P18">package oggetticlient (stesso nome del progetto, senza maiuscole, creato in automatico) in cui inserire il main semplice;</text:p>
        </text:list-item>
        <text:list-item>
          <text:p text:style-name="P18">package server in cui copiare l'entity e scrivere l'interfaccia remota dell'EJB;</text:p>
        </text:list-item>
        <text:list-item>
          <text:p text:style-name="P18">Properties -&gt; Libraries -&gt; aggiungi in Classpath le librerie GlassFishClient e Java EE 7 API Library (è vitale che glassfish sia il primo)</text:p>
        </text:list-item>
      </text:list>
      <text:p text:style-name="P16">OggettiWebService:</text:p>
      <text:list text:style-name="L3">
        <text:list-item>
          <text:p text:style-name="P19">package database copiato da OggettiEJB</text:p>
        </text:list-item>
        <text:list-item>
          <text:p text:style-name="P20">package server copiato da OggettiEJB. <text:span text:style-name="T18">In OggettoEJB bisogna aggiungere come prima annotazione @WebService</text:span></text:p>
        </text:list-item>
        <text:list-item>
          <text:p text:style-name="P21"><text:soft-page-break/><text:span text:style-name="T9">Anche qui aggiungere</text:span><text:span text:style-name="T19"> </text:span><text:span text:style-name="T16">javaee-api-7.0.jar, </text:span><text:span text:style-name="T9">mentre la dipendenza dal client semplice viene sempre in automatico</text:span></text:p>
        </text:list-item>
        <text:list-item>
          <text:p text:style-name="P20">beans e persistence come sopra</text:p>
        </text:list-item>
      </text:list>
      <text:p text:style-name="P22">OggettiWebClient:</text:p>
      <text:list text:style-name="L4">
        <text:list-item>
          <text:p text:style-name="P23">Importante: da creare dopo aver completato, buildato e deployato il WebService</text:p>
        </text:list-item>
        <text:list-item>
          <text:p text:style-name="P23">dopo la creazione del progetto, tasto destro sul nome e clicca su new -&gt; 'Web Service Client'; inserire il riferimento all'EJB presente nel progetto OggettiWebService e premere finish. Ora si può scrivere senza problemi il main.</text:p>
        </text:list-item>
      </text:list>
      <text:p text:style-name="P24"><text:span text:style-name="T16"/></text:p>
      <text:p text:style-name="P25"><text:span text:style-name="T8"/></text:p>
      <text:p text:style-name="P26"><text:span text:style-name="T20">Oggetti</text:span><text:span text:style-name="T8">EJB: </text:span><text:span text:style-name="T21">public class O</text:span><text:span text:style-name="T22">ggetto</text:span><text:span text:style-name="T23"> </text:span><text:span text:style-name="T22">implements Serializable,</text:span><text:span text:style-name="T8"> l'entity class. </text:span><text:span text:style-name="T20">Esternamente si annota:</text:span></text:p>
      <text:list text:style-name="L5">
        <text:list-item>
          <text:p text:style-name="P27">@Entity</text:p>
        </text:list-item>
        <text:list-item>
          <text:p text:style-name="P27">@Table(name = "<text:span text:style-name="T24">Oggetto</text:span>") //<text:span text:style-name="T25">potrebbe non servire</text:span></text:p>
        </text:list-item>
        <text:list-item>
          <text:p text:style-name="P28">@NamedQueries({</text:p>
        </text:list-item>
        <text:list-item>
          <text:p text:style-name="P28"><text:s text:c="4"/>@NamedQuery(name = FIND_ALL, query = "SELECT <text:span text:style-name="T24">o</text:span> FROM <text:span text:style-name="T24">Oggetto o</text:span>"),</text:p>
        </text:list-item>
        <text:list-item>
          <text:p text:style-name="P29"><text:s text:c="4"/>... <text:span text:style-name="T24">[nessuna virgola dopo l'ultima query]</text:span></text:p>
        </text:list-item>
        <text:list-item>
          <text:p text:style-name="P30">}).</text:p>
        </text:list-item>
      </text:list>
      <text:p text:style-name="P31">Prima cosa da scrivere:</text:p>
      <text:list text:continue-numbering="true" text:style-name="L5">
        <text:list-item>
          <text:p text:style-name="P32">private static final long serialVersionUID = 1L;</text:p>
        </text:list-item>
        <text:list-item>
          <text:p text:style-name="P32"><text:span text:style-name="T26">public static final String FIND_ALL = "</text:span><text:span text:style-name="T27">Oggett</text:span><text:span text:style-name="T28">o</text:span><text:span text:style-name="T26">.findAll";</text:span></text:p>
        </text:list-item>
        <text:list-item>
          <text:p text:style-name="P33">...</text:p>
        </text:list-item>
      </text:list>
      <text:p text:style-name="P34"><text:span text:style-name="T20">S</text:span><text:span text:style-name="T9">opra il parametro id bisogna annotare:</text:span></text:p>
      <text:list xml:id="list170943216896235" text:continue-numbering="true" text:style-name="L5">
        <text:list-item>
          <text:p text:style-name="P32">@Id</text:p>
        </text:list-item>
        <text:list-item>
          <text:p text:style-name="P32">@GeneratedValue(strategy = GenerationType.AUTO)</text:p>
        </text:list-item>
      </text:list>
      <text:p text:style-name="P35"><text:span text:style-name="T29">Nomi </text:span><text:span text:style-name="T30">degli altri </text:span><text:span text:style-name="T29">parametri ed ordine da </text:span><text:span text:style-name="T30">prendere dalla </text:span><text:span text:style-name="T29">traccia e </text:span><text:span text:style-name="T30">dalla </text:span><text:span text:style-name="T29">tabella con </text:span><text:span text:style-name="T30">i </text:span><text:span text:style-name="T29">dati </text:span><text:span text:style-name="T31">di test</text:span><text:span text:style-name="T29">. </text:span><text:span text:style-name="T30">Queste cose possono essere lasciate come commento, dato che poi saranno generate:</text:span><text:span text:style-name="T20"> </text:span><text:span text:style-name="T29">3 costruttori </text:span><text:span text:style-name="T20">(vuoto, tutti i parametri tranne id, tutti i parametri),</text:span><text:span text:style-name="T29"> getter e setter per tutti i parametri, toString</text:span><text:span text:style-name="T32">()</text:span><text:span text:style-name="T29">, hash</text:span><text:span text:style-name="T33">C</text:span><text:span text:style-name="T29">ode</text:span><text:span text:style-name="T32">()</text:span><text:span text:style-name="T29"> ed equals</text:span><text:span text:style-name="T32">(Object obj)</text:span><text:span text:style-name="T29">.</text:span></text:p>
      <text:p text:style-name="P36"/>
      <text:p text:style-name="P37"><text:span text:style-name="T34">Oggetti</text:span>Client: <text:span text:style-name="T35">public interface Oggetto</text:span><text:span text:style-name="T36">EJBRemote,</text:span><text:span text:style-name="T37"> interfaccia remota </text:span><text:span text:style-name="T38">che dichiara i metodi </text:span><text:span text:style-name="T39">create</text:span><text:span text:style-name="T40">|modify|delete</text:span><text:span text:style-name="T41">Oggetto</text:span><text:span text:style-name="T39">(</text:span><text:span text:style-name="T41">Oggetto o</text:span><text:span text:style-name="T39">)</text:span><text:span text:style-name="T42"> e poi tutte le query, ad esempio </text:span><text:span text:style-name="T39">List&lt;</text:span><text:span text:style-name="T41">Oggetto</text:span><text:span text:style-name="T39">&gt; findBy</text:span><text:span text:style-name="T41">Categoria</text:span><text:span text:style-name="T39">(String </text:span><text:span text:style-name="T41">categoria)</text:span><text:span text:style-name="T37">. </text:span><text:span text:style-name="T38">Viene annotata </text:span><text:span text:style-name="T34">esternamente con</text:span><text:span text:style-name="T38">:</text:span></text:p>
      <text:list text:style-name="L6">
        <text:list-item>
          <text:p text:style-name="P38">@Remote</text:p>
        </text:list-item>
      </text:list>
      <text:p text:style-name="P36"/>
      <text:p text:style-name="P39"><text:span text:style-name="T43">Oggetti</text:span>EJB: <text:span text:style-name="T44">public class </text:span><text:span text:style-name="T45">DatabaseProducer,</text:span> la classe che produce il DB. <text:span text:style-name="T43">Presenta soltanto le annotazioni:</text:span></text:p>
      <text:list text:style-name="L7">
        <text:list-item>
          <text:p text:style-name="P40">@Produces</text:p>
        </text:list-item>
        <text:list-item>
          <text:p text:style-name="P40">@PersistenceContext(unitName = "EsamePU")</text:p>
        </text:list-item>
      </text:list>
      <text:p text:style-name="P41">sopra ad un <text:span text:style-name="T46">private EntityManager em.</text:span></text:p>
      <text:p text:style-name="P41"/>
      <text:p text:style-name="P42"><text:soft-page-break/><text:span text:style-name="T47">Oggetti</text:span>EJB: <text:span text:style-name="T48">public class </text:span><text:span text:style-name="T45">DatabasePopulator,</text:span> la classe che popola il DB <text:span text:style-name="T49">e poi lo ripulisce</text:span>. <text:span text:style-name="T49">Viene annotato </text:span><text:span text:style-name="T47">esternamente </text:span><text:span text:style-name="T49">con:</text:span></text:p>
      <text:list text:style-name="L8">
        <text:list-item>
          <text:p text:style-name="P43">@Singleton</text:p>
        </text:list-item>
        <text:list-item>
          <text:p text:style-name="P43">@LocalBean</text:p>
        </text:list-item>
        <text:list-item>
          <text:p text:style-name="P43">@Startup</text:p>
        </text:list-item>
        <text:list-item>
          <text:p text:style-name="P43">@DataSourceDefinition(</text:p>
        </text:list-item>
        <text:list-item>
          <text:p text:style-name="P43"><text:s text:c="8"/>className = "org.apache.derby.jdbc.EmbeddedDataSource40",</text:p>
        </text:list-item>
        <text:list-item>
          <text:p text:style-name="P43"><text:s text:c="8"/>name = "java:global/jdbc/EsameDS",</text:p>
        </text:list-item>
        <text:list-item>
          <text:p text:style-name="P43"><text:s text:c="8"/>user = "APP",</text:p>
        </text:list-item>
        <text:list-item>
          <text:p text:style-name="P43"><text:s text:c="8"/>password = "APP",</text:p>
        </text:list-item>
        <text:list-item>
          <text:p text:style-name="P43"><text:s text:c="8"/>properties = {"connectionAttributes=;create=true"}</text:p>
        </text:list-item>
        <text:list-item>
          <text:p text:style-name="P43">)</text:p>
        </text:list-item>
      </text:list>
      <text:p text:style-name="P44">Mentre all'interno della classe abbiamo:</text:p>
      <text:list text:continue-numbering="true" text:style-name="L8">
        <text:list-item>
          <text:p text:style-name="P45">@Inject, sopra a <text:span text:style-name="T50">private CircoloEJB ejb.</text:span></text:p>
        </text:list-item>
        <text:list-item>
          <text:p text:style-name="P45">@PostConstruct, sopra al metodo <text:span text:style-name="T50">public void populateDB()</text:span><text:span text:style-name="T51">.</text:span></text:p>
        </text:list-item>
        <text:list-item>
          <text:p text:style-name="P46"><text:span text:style-name="T51">@PreDestroy, sopra al metodo </text:span><text:span text:style-name="T50">public void clearDB().</text:span></text:p>
        </text:list-item>
      </text:list>
      <text:p text:style-name="P42"/>
      <text:p text:style-name="P47"><text:span text:style-name="T52">Oggetti</text:span>EJB: <text:span text:style-name="T53">public class </text:span><text:span text:style-name="T45">Interceptor,</text:span> l'eventuale classe interceptor. <text:span text:style-name="T54">Dichiara soltano una </text:span><text:span text:style-name="T55">private static hashmap&lt;</text:span><text:span text:style-name="T56">String, Integer&gt;</text:span><text:span text:style-name="T54"> per tracciare il nome del metodo ed il numero di invocazioni. </text:span><text:span text:style-name="T57">A</text:span><text:span text:style-name="T54">nnotata</text:span><text:span text:style-name="T57">zioni</text:span><text:span text:style-name="T54">:</text:span></text:p>
      <text:list text:style-name="L9">
        <text:list-item>
          <text:p text:style-name="P48">@javax.interceptor.Interceptor, <text:span text:style-name="T57">sopra la classe.</text:span></text:p>
        </text:list-item>
        <text:list-item>
          <text:p text:style-name="P49">@AroundInvoke, sopra al metodo <text:span text:style-name="T50">public Object interceptor(InvocationContext ic) throws Exception</text:span>.</text:p>
        </text:list-item>
      </text:list>
      <text:p text:style-name="P47"/>
      <text:p text:style-name="P47"><text:span text:style-name="T58">Oggetti</text:span>EJB: <text:span text:style-name="T53">public class </text:span><text:span text:style-name="T59">OggettoE</text:span><text:span text:style-name="T45">JB </text:span><text:span text:style-name="T59">implements OggettoEJBRemote,</text:span> la classe che implementa l'interfaccia <text:span text:style-name="T58">remota</text:span>. <text:span text:style-name="T60">Viene annotata con:</text:span></text:p>
      <text:list text:style-name="L10">
        <text:list-item>
          <text:p text:style-name="P50">@Stateless</text:p>
        </text:list-item>
        <text:list-item>
          <text:p text:style-name="P50">@LocalBean</text:p>
        </text:list-item>
        <text:list-item>
          <text:p text:style-name="P50">@Interceptors(Interceptor.class), <text:span text:style-name="T60">se necessario.</text:span></text:p>
        </text:list-item>
        <text:list-item>
          <text:p text:style-name="P51">@Inject, sopra al private EntityManager em.</text:p>
        </text:list-item>
        <text:list-item>
          <text:p text:style-name="P51">@Override, sopra ciascun metodo.</text:p>
        </text:list-item>
      </text:list>
      <text:p text:style-name="P52"/>
      <text:p text:style-name="P53"><text:span text:style-name="T61">Oggetti</text:span>Client: <text:span text:style-name="T62">public class Oggetti</text:span><text:span text:style-name="T45">Client,</text:span> la prima main class. <text:span text:style-name="T63">Non usa annotazioni, ma </text:span><text:span text:style-name="T61">c'è</text:span><text:span text:style-name="T63"> i</text:span><text:span text:style-name="T61">l</text:span><text:span text:style-name="T63"> seguent</text:span><text:span text:style-name="T61">e</text:span><text:span text:style-name="T63"> lookup:</text:span></text:p>
      <text:list text:style-name="L11">
        <text:list-item>
          <text:p text:style-name="P54">OggettoEJBRemote ejb = (OggettoEJBRemote) ctx.lookup("java:global/OggettiEJB/OggettoEJB!server.OggettoEJBRemote");</text:p>
        </text:list-item>
      </text:list>
      <text:p text:style-name="P55">È importante che il main abbia un <text:span text:style-name="T50">throws NamingException.</text:span></text:p>
      <text:p text:style-name="P56"/>
      <text:p text:style-name="P57">OggettiEJB: <text:span text:style-name="T45">public class MessageWrapper implements Serializable,</text:span><text:span text:style-name="T64"> il wrapper per passare in modo comodo id e parametro da cambiare di un certo oggetto. Non ha annotazioni, ma richiede (commentabile) un costruttore vuoto, un costruttore con tutti i parametri, getters e setters. Implementa Serializable, quindi la prima riga:</text:span></text:p>
      <text:list text:continue-list="list170943216896235" text:style-name="L5">
        <text:list-item>
          <text:p text:style-name="P58"><text:soft-page-break/>private static final long serialVersionUID = 1L;</text:p>
        </text:list-item>
      </text:list>
      <text:p text:style-name="P53"/>
      <text:p text:style-name="P59">OggettiEJB: <text:span text:style-name="T45">public class ModificaStatoNotification,</text:span><text:span text:style-name="T64"> la classe che lancia l'evento di modifica tramite Observer. Presenta un'unico metodo </text:span><text:span text:style-name="T65">public void notify(@Observes Oggetto o)</text:span><text:span text:style-name="T66"> e non ha alcuna annotazione.</text:span></text:p>
      <text:p text:style-name="P59"><text:span text:style-name="T66"/></text:p>
      <text:p text:style-name="P60"><text:span text:style-name="T66">OggettiEJB: </text:span><text:span text:style-name="T67">public class OggettoMDB implements MessageListener,</text:span><text:span text:style-name="T66"> il bean jms. Esternamente si può annotare in due modi:</text:span></text:p>
      <text:p text:style-name="P61"><text:span text:style-name="T68">Soluzione rapida</text:span>:</text:p>
      <text:list text:style-name="L12">
        <text:list-item>
          <text:p text:style-name="P62">@MessageDriven (mappedName = "jms/javaee7/Topic")</text:p>
        </text:list-item>
      </text:list>
      <text:p text:style-name="P60"><text:span text:style-name="T68">Soluzione alternativa</text:span>:</text:p>
      <text:list text:style-name="L13">
        <text:list-item>
          <text:p text:style-name="P63">@MessageDriven(activationConfig ={</text:p>
        </text:list-item>
        <text:list-item>
          <text:p text:style-name="P63"><text:s text:c="4"/>@ActivationConfigProperty(propertyName = "clientId", propertyValue = "jms/javaee7/Topic"),</text:p>
        </text:list-item>
        <text:list-item>
          <text:p text:style-name="P63"><text:s text:c="4"/>@ActivationConfigProperty(propertyName = "destinationLookup", propertyValue = "jms/javaee7/Topic"),</text:p>
        </text:list-item>
        <text:list-item>
          <text:p text:style-name="P63"><text:s text:c="4"/>@ActivationConfigProperty(propertyName = "subscriptionDurability", propertyValue = "Durable"),</text:p>
        </text:list-item>
        <text:list-item>
          <text:p text:style-name="P63"><text:s text:c="4"/>@ActivationConfigProperty(propertyName = "subscriptionName", propertyValue = "jms/javaee7/Topic"),</text:p>
        </text:list-item>
        <text:list-item>
          <text:p text:style-name="P63"><text:s text:c="4"/>@ActivationConfigProperty(propertyName = "destinationType", propertyValue = "javax.jms.Topic"),</text:p>
        </text:list-item>
        <text:list-item>
          <text:p text:style-name="P63">})</text:p>
        </text:list-item>
      </text:list>
      <text:p text:style-name="P60">La differenza credo sia soltanto su <text:span text:style-name="T69">subscriptionDurability, </text:span>che <text:span text:style-name="T68">nel primo caso è</text:span> lascia<text:span text:style-name="T68">ta</text:span> con il default "nonDurable". <text:span text:style-name="T70">Non </text:span><text:span text:style-name="T68">so se quale sia la preferita/corretta agli occhi della prof, </text:span><text:span text:style-name="T71">ma quando si crea un MDB si ha in automatico la scrittura della seconda opzione</text:span><text:span text:style-name="T68">.</text:span></text:p>
      <text:p text:style-name="P64">All'interno della classe si usano le seguenti annotazioni:</text:p>
      <text:list text:continue-numbering="true" text:style-name="L13">
        <text:list-item>
          <text:p text:style-name="P65">@Inject, sopra <text:span text:style-name="T70">a</text:span> <text:span text:style-name="T50">private CircoloEJB ejb;</text:span></text:p>
        </text:list-item>
        <text:list-item>
          <text:p text:style-name="P66">@Inject, sopra a <text:span text:style-name="T50">Event&lt;Oggetto&gt; event;</text:span></text:p>
        </text:list-item>
      </text:list>
      <text:p text:style-name="P53"/>
      <text:p text:style-name="P53"><text:span text:style-name="T72">Oggetti</text:span>Client: <text:span text:style-name="T73">public class OggettiJMSClient,</text:span> la seconda classe main che manda il messaggio con le informazioni da cambiare. <text:span text:style-name="T74">Non usa annotazioni, ma ci sono i seguenti lookup:</text:span></text:p>
      <text:list text:style-name="L14">
        <text:list-item>
          <text:p text:style-name="P67">Destination topic = (Destination) ctx.lookup("jms/javaee7/Topic");</text:p>
        </text:list-item>
        <text:list-item>
          <text:p text:style-name="P67">ConnectionFactory cf = (ConnectionFactory) ctx.lookup("jms/javaee7/ConnectionFactory");</text:p>
        </text:list-item>
      </text:list>
      <text:p text:style-name="P68">È importante che il main abbia un <text:span text:style-name="T50">throws NamingException.</text:span></text:p>
      <text:p text:style-name="P53"/>
      <text:p text:style-name="P53"><text:span text:style-name="T75">OggettiWeb</text:span>Clien<text:span text:style-name="T75">t</text:span>: <text:span text:style-name="T76">public class OggettiWeb</text:span><text:span text:style-name="T45">Clien</text:span><text:span text:style-name="T76">t,</text:span> main che usa i servizi. <text:span text:style-name="T77">Nessuna annotazione e nessun lookup, i file wsdl sono creati in automatico da NetBeans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0T11:30:08.156000000</meta:creation-date>
    <dc:date>2025-02-26T17:09:42.632000000</dc:date>
    <meta:editing-duration>PT5H15M34S</meta:editing-duration>
    <meta:editing-cycles>87</meta:editing-cycles>
    <meta:generator>LibreOffice/24.8.5.2$Windows_X86_64 LibreOffice_project/fddf2685c70b461e7832239a0162a77216259f22</meta:generator>
    <meta:document-statistic meta:table-count="0" meta:image-count="0" meta:object-count="0" meta:page-count="4" meta:paragraph-count="102" meta:word-count="1073" meta:character-count="7816" meta:non-whitespace-character-count="6843"/>
  </office:meta>
</office:document-meta>
</file>